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 style:data-style-name="N108">
      <style:table-cell-properties fo:background-color="#eeeeee" fo:border="1.5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X5R-G1206 100/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43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BAT 43WS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D LED 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A L29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M2302/DHT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Cheaper sensor. Use either IC1 or IC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ESP-12/ESP-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ESP07: U.FL jack for external antenna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802-3302</text:p>
          </table:table-cell>
          <table:table-cell office:value-type="string" calcext:value-type="string">
            <text:p>SOT23/5</text:p>
          </table:table-cell>
          <table:table-cell office:value-type="string" calcext:value-type="string">
            <text:p>579-MCP1802T-3302IOT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624" calcext:value-type="currency">
            <text:p>0,62 €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BMP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2-BMP18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4.43" calcext:value-type="currency">
            <text:p>4,43 €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HT1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051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24.23" calcext:value-type="currency">
            <text:p>24,23 €</text:p>
          </table:table-cell>
          <table:table-cell office:value-type="string" calcext:value-type="string">
            <text:p>More precise measurements than IC1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Mini USB Type 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BWM SMD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in header 1x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in header 1x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5,6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1,0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80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KSR221G SMT Swit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0142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597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RLML6302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IRLML 63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SH Park</text:p>
          </table:table-cell>
          <table:table-cell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4" table:formula="of:=SUM([.F2:.F31])" office:value-type="currency" office:currency="EUR" office:value="40.501" calcext:value-type="currency">
            <text:p>40,50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19:08:02.9747548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19:08:21.225234745</dc:date>
    <meta:generator>LibreOffice/5.0.6.2$Linux_X86_64 LibreOffice_project/00$Build-2</meta:generator>
    <meta:editing-duration>PT1H20M58S</meta:editing-duration>
    <meta:editing-cycles>25</meta:editing-cycles>
    <meta:document-statistic meta:table-count="1" meta:cell-count="191" meta:object-count="0"/>
  </office:meta>
</office:document-meta>
</file>